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815in" svg:height="4.9252in" svg:x="0.1949in" svg:y="3.2626in">
            <draw:object draw:notify-on-update-of-ranges="Sheet1.D2:Sheet1.D17 Sheet1.E1:Sheet1.E1 Sheet1.E2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843in" svg:height="6.4835in" svg:x="7.4791in" svg:y="1.485in">
            <draw:object draw:notify-on-update-of-ranges="Sheet1.X1:Sheet1.X1 Sheet1.X2:Sheet1.X7 Sheet1.W2:Sheet1.W7 Sheet1.S1:Sheet1.S1 Sheet1.S2:Sheet1.S7 Sheet1.R2:Sheet1.R7 Sheet1.H2:Sheet1.H7 Sheet1.I1:Sheet1.I1 Sheet1.I2:Sheet1.I7 Sheet1.N1:Sheet1.N1 Sheet1.N2:Sheet1.N7 Sheet1.M2:Sheet1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5" table:default-cell-style-name="Default"/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table:style-name="ce2" office:value-type="string" calcext:value-type="string">
            <text:p>sn2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X, in</text:p>
          </table:table-cell>
          <table:table-cell office:value-type="string" calcext:value-type="string">
            <text:p>eye_volt, v</text:p>
          </table:table-cell>
          <table:table-cell/>
          <table:table-cell office:value-type="string" calcext:value-type="string">
            <text:p>X, in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eye_volt, v 0.75</text:p>
          </table:table-cell>
          <table:table-cell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00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1.5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3.0</text:p>
          </table:table-cell>
          <table:table-cell table:style-name="ce2" office:value-type="string" calcext:value-type="string">
            <text:p>I, A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895" calcext:value-type="float">
            <text:p>0.895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453" calcext:value-type="float">
            <text:p>0.453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4" calcext:value-type="float">
            <text:p>0.024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023" calcext:value-type="float">
            <text:p>0.023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84" calcext:value-type="float">
            <text:p>0.9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034" calcext:value-type="float">
            <text:p>1.034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029" calcext:value-type="float">
            <text:p>0.029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152" calcext:value-type="float">
            <text:p>1.152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0.028" calcext:value-type="float">
            <text:p>0.028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24" calcext:value-type="float">
            <text:p>0.92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.3" calcext:value-type="float">
            <text:p>3.3</text:p>
          </table:table-cell>
          <table:table-cell office:value-type="float" office:value="1.249" calcext:value-type="float">
            <text:p>1.249</text:p>
          </table:table-cell>
          <table:table-cell office:value-type="float" office:value="0.022" calcext:value-type="float">
            <text:p>0.02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018" calcext:value-type="float">
            <text:p>1.018</text:p>
          </table:table-cell>
          <table:table-cell table:style-name="ce2" office:value-type="float" office:value="0.021" calcext:value-type="float">
            <text:p>0.021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374" calcext:value-type="float">
            <text:p>1.374</text:p>
          </table:table-cell>
          <table:table-cell table:style-name="ce2" office:value-type="float" office:value="0.032" calcext:value-type="float">
            <text:p>0.03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955" calcext:value-type="float">
            <text:p>1.955</text:p>
          </table:table-cell>
          <table:table-cell table:style-name="ce2" office:value-type="float" office:value="0.032" calcext:value-type="float">
            <text:p>0.032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985" calcext:value-type="float">
            <text:p>0.9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.416" calcext:value-type="float">
            <text:p>1.416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96" calcext:value-type="float">
            <text:p>0.796</text:p>
          </table:table-cell>
          <table:table-cell table:style-name="ce2" office:value-type="float" office:value="0.037" calcext:value-type="float">
            <text:p>0.037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525" calcext:value-type="float">
            <text:p>1.525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024" calcext:value-type="float">
            <text:p>2.024</text:p>
          </table:table-cell>
          <table:table-cell table:style-name="ce2" office:value-type="float" office:value="0.035" calcext:value-type="float">
            <text:p>0.035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801" calcext:value-type="float">
            <text:p>1.801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048" calcext:value-type="float">
            <text:p>1.048</text:p>
          </table:table-cell>
          <table:table-cell table:style-name="ce2" office:value-type="float" office:value="0.046" calcext:value-type="float">
            <text:p>0.046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0.043" calcext:value-type="float">
            <text:p>0.043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0.044" calcext:value-type="float">
            <text:p>0.044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6" calcext:value-type="float">
            <text:p>2.56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557" calcext:value-type="float">
            <text:p>1.557</text:p>
          </table:table-cell>
          <table:table-cell table:style-name="ce2" office:value-type="float" office:value="0.063" calcext:value-type="float">
            <text:p>0.063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0.062" calcext:value-type="float">
            <text:p>0.062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0.062" calcext:value-type="float">
            <text:p>0.062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173" calcext:value-type="float">
            <text:p>1.173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59" calcext:value-type="float">
            <text:p>1.259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355" calcext:value-type="float">
            <text:p>1.35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.391" calcext:value-type="float">
            <text:p>1.391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2.16" calcext:value-type="float">
            <text:p>2.1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mited v, not included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48" calcext:value-type="float">
            <text:p>2.48</text:p>
          </table:table-cell>
          <table:table-cell table:number-columns-repeated="20"/>
        </table:table-row>
        <table:table-row table:style-name="ro1" table:number-rows-repeated="104855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G1:Sheet1.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3:51:35.038326643</meta:creation-date>
    <meta:generator>LibreOffice/24.2.7.2$Linux_X86_64 LibreOffice_project/420$Build-2</meta:generator>
    <dc:date>2025-01-16T04:14:02.402512206</dc:date>
    <meta:editing-duration>PT41M59S</meta:editing-duration>
    <meta:editing-cycles>15</meta:editing-cycles>
    <dc:creator>David Gutz</dc:creator>
    <meta:document-statistic meta:table-count="1" meta:cell-count="13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30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96cm" svg:height="12.511cm" xlink:href=".." xlink:type="simple" chart:class="chart:scatter" chart:style-name="ch1">
        <chart:title svg:x="6.426cm" svg:y="0.386cm" chart:style-name="ch2">
          <text:p>IR Sensor #2 Characteristic</text:p>
        </chart:title>
        <chart:subtitle svg:x="8.199cm" svg:y="1.415cm" chart:style-name="ch3">
          <text:p>Vcc = 3.3 v</text:p>
        </chart:subtitle>
        <chart:legend chart:legend-position="end" svg:x="2.822cm" svg:y="2.19cm" style:legend-expansion="custom" svg:width="4.706cm" svg:height="1.523cm" style:legend-expansion-aspect-ratio="3.08995403808273" chart:style-name="ch4"/>
        <chart:plot-area chart:style-name="ch5" table:cell-range-address="Sheet1.D2:Sheet1.E17 Sheet1.E1:Sheet1.E1" chart:data-source-has-labels="row" svg:x="1.651cm" svg:y="1.868cm" svg:width="16.645cm" svg:height="10.281cm">
          <chart:coordinate-region svg:x="2.378cm" svg:y="2.067cm" svg:width="15.678cm" svg:height="9.435cm"/>
          <chart:axis chart:dimension="x" chart:name="primary-x" chart:style-name="ch6">
            <chart:title svg:x="8.804cm" svg:y="11.951cm" chart:style-name="ch7">
              <text:p>Tip from skin, in</text:p>
            </chart:title>
          </chart:axis>
          <chart:axis chart:dimension="y" chart:name="primary-y" chart:style-name="ch8">
            <chart:title svg:x="0.722cm" svg:y="7.819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E2:Sheet1.E17" chart:label-cell-address="Sheet1.E1:Sheet1.E1" chart:class="chart:scatter">
            <chart:domain table:cell-range-address="Sheet1.D2:Sheet1.D17"/>
            <chart:regression-curve chart:style-name="ch12">
              <chart:equation chart:display-equation="true" chart:display-r-square="true" svg:x="12.523cm" svg:y="4.419cm" chart:style-name="ch13"/>
            </chart:regression-curve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ye_volt, v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  <table:table-cell office:value-type="float" office:value="0.895">
                <text:p>0.895</text:p>
                <draw:g>
                  <svg:desc>Sheet1.E2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37">
                <text:p>2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3" style:family="chart" style:data-style-name="N129">
      <style:text-properties fo:color="#158466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8000"/>
    </style:style>
    <style:style style:name="ch16" style:family="chart" style:data-style-name="N129">
      <style:text-properties fo:color="#ff8000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9" style:family="chart" style:data-style-name="N130"/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22" style:family="chart" style:data-style-name="N129">
      <style:text-properties fo:color="#ff0000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853cm" svg:height="16.469cm" xlink:href=".." xlink:type="simple" chart:class="chart:scatter" chart:style-name="ch1">
        <chart:title svg:x="9.961cm" svg:y="0.465cm" chart:style-name="ch2">
          <text:p>IR Sensor #2 Sensitivity</text:p>
        </chart:title>
        <chart:subtitle svg:x="10.054cm" svg:y="1.573cm" chart:style-name="ch3">
          <text:p>0.75 inches Tip From Skin</text:p>
        </chart:subtitle>
        <chart:legend chart:legend-position="end" svg:x="2.517cm" svg:y="3.158cm" style:legend-expansion="custom" svg:width="7.135cm" svg:height="4.915cm" style:legend-expansion-aspect-ratio="1.45167853509664" chart:style-name="ch4"/>
        <chart:plot-area chart:style-name="ch5" table:cell-range-address="Sheet1.W2:Sheet1.X7 Sheet1.X1:Sheet1.X1 Sheet1.S1:Sheet1.S7 Sheet1.I1:Sheet1.I7 Sheet1.N1:Sheet1.N7" chart:data-source-has-labels="row" svg:x="1.638cm" svg:y="2.958cm" svg:width="22.802cm" svg:height="11.763cm">
          <chart:coordinate-region svg:x="2.365cm" svg:y="3.157cm" svg:width="21.835cm" svg:height="10.917cm"/>
          <chart:axis chart:dimension="x" chart:name="primary-x" chart:style-name="ch6">
            <chart:title svg:x="12.558cm" svg:y="15.05cm" chart:style-name="ch7">
              <text:p>Vcc, v</text:p>
            </chart:title>
          </chart:axis>
          <chart:axis chart:dimension="y" chart:name="primary-y" chart:style-name="ch8">
            <chart:title svg:x="0.581cm" svg:y="9.65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X2:Sheet1.X7" chart:label-cell-address="Sheet1.X1:Sheet1.X1" chart:class="chart:scatter">
            <chart:domain table:cell-range-address="Sheet1.W2:Sheet1.W7"/>
            <chart:regression-curve chart:style-name="ch12">
              <chart:equation chart:display-equation="true" chart:display-r-square="true" svg:x="20.34cm" svg:y="3.282cm" chart:style-name="ch13"/>
            </chart:regression-curve>
            <chart:data-point chart:repeated="6"/>
          </chart:series>
          <chart:series chart:style-name="ch14" chart:values-cell-range-address="Sheet1.S2:Sheet1.S7" chart:label-cell-address="Sheet1.S1:Sheet1.S1" chart:class="chart:scatter">
            <chart:domain table:cell-range-address="Sheet1.R2:Sheet1.R7"/>
            <chart:regression-curve chart:style-name="ch15">
              <chart:equation chart:display-equation="true" chart:display-r-square="true" svg:x="20.723cm" svg:y="4.772cm" chart:style-name="ch16"/>
            </chart:regression-curve>
            <chart:data-point chart:repeated="6"/>
          </chart:series>
          <chart:series chart:style-name="ch17" chart:values-cell-range-address="Sheet1.I2:Sheet1.I7" chart:label-cell-address="Sheet1.I1:Sheet1.I1" chart:class="chart:scatter">
            <chart:domain table:cell-range-address="Sheet1.H2:Sheet1.H7"/>
            <chart:regression-curve chart:style-name="ch18">
              <chart:equation chart:display-equation="true" chart:display-r-square="true" svg:x="19.679cm" svg:y="6.479cm" chart:style-name="ch19"/>
            </chart:regression-curve>
            <chart:data-point chart:repeated="6"/>
          </chart:series>
          <chart:series chart:style-name="ch20" chart:values-cell-range-address="Sheet1.N2:Sheet1.N7" chart:label-cell-address="Sheet1.N1:Sheet1.N1" chart:class="chart:scatter">
            <chart:domain table:cell-range-address="Sheet1.M2:Sheet1.M7"/>
            <chart:regression-curve chart:style-name="ch21">
              <chart:equation chart:display-equation="true" chart:display-r-square="true" svg:x="20.141cm" svg:y="10.035cm" chart:style-name="ch22"/>
            </chart:regression-curve>
            <chart:data-point chart:repeated="6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eye_volt, v 3.0</text:p>
                <draw:g>
                  <svg:desc>Sheet1.X1:Sheet1.X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eye_volt, v 1.5</text:p>
                <draw:g>
                  <svg:desc>Sheet1.S1:Sheet1.S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eye_volt, v 0.75</text:p>
                <draw:g>
                  <svg:desc>Sheet1.I1:Sheet1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eye_volt, v 0.00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heet1.W2:Sheet1.W7</svg:desc>
                </draw:g>
              </table:table-cell>
              <table:table-cell office:value-type="float" office:value="1.77">
                <text:p>1.77</text:p>
                <draw:g>
                  <svg:desc>Sheet1.X2:Sheet1.X7</svg:desc>
                </draw:g>
              </table:table-cell>
              <table:table-cell office:value-type="float" office:value="2.8">
                <text:p>2.8</text:p>
                <draw:g>
                  <svg:desc>Sheet1.R2:Sheet1.R7</svg:desc>
                </draw:g>
              </table:table-cell>
              <table:table-cell office:value-type="float" office:value="1">
                <text:p>1</text:p>
                <draw:g>
                  <svg:desc>Sheet1.S2:Sheet1.S7</svg:desc>
                </draw:g>
              </table:table-cell>
              <table:table-cell office:value-type="float" office:value="2.8">
                <text:p>2.8</text:p>
                <draw:g>
                  <svg:desc>Sheet1.H2:Sheet1.H7</svg:desc>
                </draw:g>
              </table:table-cell>
              <table:table-cell office:value-type="float" office:value="0.895">
                <text:p>0.895</text:p>
                <draw:g>
                  <svg:desc>Sheet1.I2:Sheet1.I7</svg:desc>
                </draw:g>
              </table:table-cell>
              <table:table-cell office:value-type="float" office:value="2.8">
                <text:p>2.8</text:p>
                <draw:g>
                  <svg:desc>Sheet1.M2:Sheet1.M7</svg:desc>
                </draw:g>
              </table:table-cell>
              <table:table-cell office:value-type="float" office:value="0.453">
                <text:p>0.453</text:p>
                <draw:g>
                  <svg:desc>Sheet1.N2:Sheet1.N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5">
                <text:p>1.85</text:p>
              </table:table-cell>
              <table:table-cell office:value-type="float" office:value="3">
                <text:p>3</text:p>
              </table:table-cell>
              <table:table-cell office:value-type="float" office:value="1.152">
                <text:p>1.152</text:p>
              </table:table-cell>
              <table:table-cell office:value-type="float" office:value="3">
                <text:p>3</text:p>
              </table:table-cell>
              <table:table-cell office:value-type="float" office:value="1.034">
                <text:p>1.034</text:p>
              </table:table-cell>
              <table:table-cell office:value-type="float" office:value="3">
                <text:p>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1.955">
                <text:p>1.955</text:p>
              </table:table-cell>
              <table:table-cell office:value-type="float" office:value="3.3">
                <text:p>3.3</text:p>
              </table:table-cell>
              <table:table-cell office:value-type="float" office:value="1.374">
                <text:p>1.374</text:p>
              </table:table-cell>
              <table:table-cell office:value-type="float" office:value="3.3">
                <text:p>3.3</text:p>
              </table:table-cell>
              <table:table-cell office:value-type="float" office:value="1.249">
                <text:p>1.249</text:p>
              </table:table-cell>
              <table:table-cell office:value-type="float" office:value="3.3">
                <text:p>3.3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024">
                <text:p>2.024</text:p>
              </table:table-cell>
              <table:table-cell office:value-type="float" office:value="3.5">
                <text:p>3.5</text:p>
              </table:table-cell>
              <table:table-cell office:value-type="float" office:value="1.525">
                <text:p>1.525</text:p>
              </table:table-cell>
              <table:table-cell office:value-type="float" office:value="3.5">
                <text:p>3.5</text:p>
              </table:table-cell>
              <table:table-cell office:value-type="float" office:value="1.416">
                <text:p>1.416</text:p>
              </table:table-cell>
              <table:table-cell office:value-type="float" office:value="3.5">
                <text:p>3.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28">
                <text:p>2.28</text:p>
              </table:table-cell>
              <table:table-cell office:value-type="float" office:value="4">
                <text:p>4</text:p>
              </table:table-cell>
              <table:table-cell office:value-type="float" office:value="1.92">
                <text:p>1.92</text:p>
              </table:table-cell>
              <table:table-cell office:value-type="float" office:value="4">
                <text:p>4</text:p>
              </table:table-cell>
              <table:table-cell office:value-type="float" office:value="1.801">
                <text:p>1.801</text:p>
              </table:table-cell>
              <table:table-cell office:value-type="float" office:value="4">
                <text:p>4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13">
                <text:p>3.13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5">
                <text:p>5</text:p>
              </table:table-cell>
              <table:table-cell office:value-type="float" office:value="2.56">
                <text:p>2.56</text:p>
              </table:table-cell>
              <table:table-cell office:value-type="float" office:value="5">
                <text:p>5</text:p>
              </table:table-cell>
              <table:table-cell office:value-type="float" office:value="1.557">
                <text:p>1.5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